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InMessageAvailableException.NoInMessageAvailableException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InMessageAvailableException.get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